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/>
    <style:font-face style:name="돋움1" svg:font-family="돋움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889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4.63cm"/>
    </style:style>
    <style:style style:name="co8" style:family="table-column">
      <style:table-column-properties fo:break-before="auto" style:column-width="1.852cm"/>
    </style:style>
    <style:style style:name="co9" style:family="table-column">
      <style:table-column-properties fo:break-before="auto" style:column-width="3.995cm"/>
    </style:style>
    <style:style style:name="co10" style:family="table-column">
      <style:table-column-properties fo:break-before="auto" style:column-width="2.048cm"/>
    </style:style>
    <style:style style:name="co11" style:family="table-column">
      <style:table-column-properties fo:break-before="auto" style:column-width="3.468cm"/>
    </style:style>
    <style:style style:name="co12" style:family="table-column">
      <style:table-column-properties fo:break-before="auto" style:column-width="0.788cm"/>
    </style:style>
    <style:style style:name="co13" style:family="table-column">
      <style:table-column-properties fo:break-before="auto" style:column-width="1.725cm"/>
    </style:style>
    <style:style style:name="co14" style:family="table-column">
      <style:table-column-properties fo:break-before="auto" style:column-width="2.905cm"/>
    </style:style>
    <style:style style:name="co15" style:family="table-column">
      <style:table-column-properties fo:break-before="auto" style:column-width="2.208cm"/>
    </style:style>
    <style:style style:name="co16" style:family="table-column">
      <style:table-column-properties fo:break-before="auto" style:column-width="4.459cm"/>
    </style:style>
    <style:style style:name="co17" style:family="table-column">
      <style:table-column-properties fo:break-before="auto" style:column-width="2.852cm"/>
    </style:style>
    <style:style style:name="co18" style:family="table-column">
      <style:table-column-properties fo:break-before="auto" style:column-width="1.512cm"/>
    </style:style>
    <style:style style:name="co19" style:family="table-column">
      <style:table-column-properties fo:break-before="auto" style:column-width="1.109cm"/>
    </style:style>
    <style:style style:name="co20" style:family="table-column">
      <style:table-column-properties fo:break-before="auto" style:column-width="2.556cm"/>
    </style:style>
    <style:style style:name="ro1" style:family="table-row">
      <style:table-row-properties style:row-height="1.385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3.70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32pt" style:font-size-asian="32pt" style:font-size-complex="32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color="#0000ff" fo:font-size="10pt" style:font-size-asian="10pt" style:font-size-complex="10pt"/>
    </style:style>
    <style:style style:name="ce6" style:family="table-cell" style:parent-style-name="Default" style:data-style-name="N0">
      <style:text-properties fo:font-size="10pt" style:font-size-asian="10pt" style:font-size-complex="10pt"/>
    </style:style>
    <style:style style:name="ce7" style:family="table-cell" style:parent-style-name="Default" style:data-style-name="N0">
      <style:text-properties fo:font-size="13pt" style:font-size-asian="13pt" style:font-size-complex="13pt"/>
    </style:style>
    <style:style style:name="ce8" style:family="table-cell" style:parent-style-name="Default" style:data-style-name="N0">
      <style:table-cell-properties fo:background-color="#dddddd" style:text-align-source="fix" style:repeat-content="false" fo:border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47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ackground-color="transparent" fo:border="0.002cm solid #000000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02cm solid #000000" fo:border-left="none" fo:border-right="0.002cm solid #000000" fo:border-top="0.002cm solid #000000" style:vertical-align="middle"/>
    </style:style>
    <style:style style:name="ce14" style:family="table-cell" style:parent-style-name="Default" style:data-style-name="N0">
      <style:table-cell-properties fo:background-color="#ffff99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background-color="transparent" fo:border="0.002cm solid #000000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1pt" style:font-size-asian="11pt" style:font-size-complex="11pt"/>
    </style:style>
    <style:style style:name="ce18" style:family="table-cell" style:parent-style-name="Default" style:data-style-name="N147">
      <style:table-cell-properties fo:background-color="#ffff99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19" style:family="table-cell" style:parent-style-name="Default" style:data-style-name="N147">
      <style:table-cell-properties style:text-align-source="fix" style:repeat-content="false" fo:background-color="transparent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0.002cm solid #000000" style:vertical-align="top"/>
      <style:paragraph-properties fo:text-align="start" fo:margin-left="0cm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1pt" style:font-size-asian="11pt" style:font-size-complex="11pt"/>
    </style:style>
    <style:style style:name="ce22" style:family="table-cell" style:parent-style-name="Default" style:data-style-name="N147">
      <style:table-cell-properties fo:background-color="#ffff99" style:text-align-source="fix" style:repeat-content="false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3" style:family="table-cell" style:parent-style-name="Default" style:data-style-name="N0">
      <style:table-cell-properties fo:background-color="#dddddd" style:text-align-source="fix" style:repeat-content="false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1pt" style:font-size-asian="11pt" style:font-size-complex="11pt"/>
    </style:style>
    <style:style style:name="ce26" style:family="table-cell" style:parent-style-name="Default" style:data-style-name="N0">
      <style:table-cell-properties fo:background-color="#dddddd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fo:border="0.002cm solid #000000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size="11pt" style:font-size-asian="11pt" style:font-size-complex="11pt"/>
    </style:style>
    <style:style style:name="ce34" style:family="table-cell" style:parent-style-name="Default" style:data-style-name="N0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표지" table:style-name="ta1">
        <table:table-column table:style-name="co1" table:number-columns-repeated="8" table:default-cell-style-name="ce3"/>
        <table:table-column table:style-name="co2" table:default-cell-style-name="ce3"/>
        <table:table-column table:style-name="co1" table:number-columns-repeated="1015" table:default-cell-style-name="ce3"/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table:number-columns-spanned="9" table:number-rows-spanned="1">
            <text:p>웹 전시장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2"/>
          <table:table-cell table:style-name="ce6"/>
          <table:table-cell table:number-columns-repeated="5"/>
          <table:table-cell table:style-name="ce7" office:value-type="string">
            <text:p>MariaDB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/>
          <table:table-cell table:number-columns-repeated="1023"/>
        </table:table-row>
        <table:table-row table:style-name="ro3" table:number-rows-repeated="11">
          <table:table-cell/>
          <table:table-cell table:style-name="ce5" table:number-columns-repeated="2"/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수정이력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2" table:default-cell-style-name="ce3"/>
        <table:table-column table:style-name="co7" table:default-cell-style-name="ce3"/>
        <table:table-column table:style-name="co8" table:default-cell-style-name="ce12"/>
        <table:table-column table:style-name="co9" table:default-cell-style-name="ce3"/>
        <table:table-column table:style-name="co5" table:number-columns-repeated="247" table:default-cell-style-name="ce3"/>
        <table:table-column table:style-name="co6" table:number-columns-repeated="768" table:default-cell-style-name="ce3"/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수정이력</text:p>
          </table:table-cell>
          <table:table-cell table:number-columns-repeated="1023"/>
        </table:table-row>
        <table:table-row table:style-name="ro3">
          <table:table-cell table:style-name="ce8" office:value-type="string">
            <text:p>날짜</text:p>
          </table:table-cell>
          <table:table-cell table:style-name="ce8" office:value-type="string" table:number-columns-spanned="6" table:number-rows-spanned="1">
            <text:p>내용</text:p>
          </table:table-cell>
          <table:covered-table-cell table:number-columns-repeated="5"/>
          <table:table-cell table:style-name="ce8" office:value-type="string">
            <text:p>작성자</text:p>
          </table:table-cell>
          <table:table-cell table:style-name="ce8" office:value-type="string">
            <text:p>비고</text:p>
          </table:table-cell>
          <table:table-cell table:number-columns-repeated="1015"/>
        </table:table-row>
        <table:table-row table:style-name="ro5">
          <table:table-cell table:style-name="ce9" office:value-type="date" office:date-value="2020-06-16">
            <text:p>2020년 6월 16일</text:p>
          </table:table-cell>
          <table:table-cell table:style-name="ce11" office:value-type="string" table:number-columns-spanned="6" table:number-rows-spanned="1">
            <text:p>초안 작성</text:p>
          </table:table-cell>
          <table:covered-table-cell table:number-columns-repeated="5"/>
          <table:table-cell table:style-name="ce10" office:value-type="string">
            <text:p>이은표</text:p>
          </table:table-cell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기본_틀" table:style-name="ta2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6-16">
            <text:p>2020년 6월 16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USER" table:style-name="ta2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20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27" office:value-type="string" table:number-columns-spanned="9" table:number-rows-spanned="1">
            <text:p>TB_USER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6-16">
            <text:p>2020년 6월 16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USER</text:p>
          </table:table-cell>
          <table:table-cell table:style-name="ce28" office:value-type="string">
            <text:p>varchar(190)</text:p>
          </table:table-cell>
          <table:table-cell table:style-name="ce31" office:value-type="string">
            <text:p>not null</text:p>
          </table:table-cell>
          <table:table-cell table:style-name="ce27"/>
          <table:table-cell table:style-name="ce27" office:value-type="string">
            <text:p>unique</text:p>
          </table:table-cell>
          <table:table-cell table:style-name="ce27" table:number-columns-repeated="2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PASSWORD</text:p>
          </table:table-cell>
          <table:table-cell table:style-name="ce28" office:value-type="string">
            <text:p>varchar(190)</text:p>
          </table:table-cell>
          <table:table-cell table:style-name="ce31" office:value-type="string">
            <text:p>not null</text:p>
          </table:table-cell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table:number-columns-repeated="2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SHOWROOM" table:style-name="ta2" table:print="false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7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office:value-type="string" table:number-columns-spanned="9" table:number-rows-spanned="1">
            <text:p>TB_SHOWROOM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7-30">
            <text:p>2020년 7월 30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NAME</text:p>
          </table:table-cell>
          <table:table-cell table:style-name="ce28" office:value-type="string">
            <text:p>varchar(64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DESCRIPTION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office:value-type="string">
            <text:p>IMG_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 office:value-type="string">
            <text:p>BGM_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 office:value-type="string">
            <text:p>CONTENT_KO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 office:value-type="string">
            <text:p>CONTENT_EN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 office:value-type="string">
            <text:p>DATA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/>
          <table:table-cell table:style-name="ce29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MODEL_FILE" table:style-name="ta2" table:print="false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7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office:value-type="string" table:number-columns-spanned="9" table:number-rows-spanned="1">
            <text:p>TB_MODEL_FILE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7-30">
            <text:p>2020년 7월 30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EXT</text:p>
          </table:table-cell>
          <table:table-cell table:style-name="ce29" office:value-type="string">
            <text:p>varchar(4)</text:p>
          </table:table-cell>
          <table:table-cell table:style-name="ce30" office:value-type="string">
            <text:p>not null</text:p>
          </table:table-cell>
          <table:table-cell table:style-name="ce32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NAME</text:p>
          </table:table-cell>
          <table:table-cell table:style-name="ce29" office:value-type="string">
            <text:p>varchar(64)</text:p>
          </table:table-cell>
          <table:table-cell table:style-name="ce30" office:value-type="string">
            <text:p>not null</text:p>
          </table:table-cell>
          <table:table-cell table:style-name="ce27"/>
          <table:table-cell table:style-name="ce32"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office:value-type="string">
            <text:p>FULL_NAME</text:p>
          </table:table-cell>
          <table:table-cell table:style-name="ce29" office:value-type="string">
            <text:p>varchar(68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 office:value-type="string">
            <text:p>DIR_PATH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 office:value-type="string">
            <text:p>PATH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 office:value-type="string">
            <text:p>DIR_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32"/>
          <table:table-cell table:style-name="ce27" table:number-columns-repeated="3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 office:value-type="string">
            <text:p>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/>
          <table:table-cell table:style-name="ce32" table:number-columns-repeated="2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 office:value-type="string">
            <text:p>SIZE</text:p>
          </table:table-cell>
          <table:table-cell table:style-name="ce29" office:value-type="string">
            <text:p>int unsigned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 office:value-type="string">
            <text:p>DESCRIPTION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/>
    <style:font-face style:name="돋움1" svg:font-family="돋움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date-style style:name="N147">
      <number:year number:style="long"/>
      <number:text>년 </number:text>
      <number:month/>
      <number:text>월 </number:text>
      <number:day/>
      <number:text>일</number:text>
    </number:date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style:font-name="돋움1" fo:font-size="10pt" style:font-name-asian="돋움" style:font-size-asian="10pt" style:font-name-complex="돋움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31">2020-07-31</text:date>, <text:time>10:42:21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namhw</meta:initial-creator>
    <meta:creation-date>2017-05-26T13:42:43Z</meta:creation-date>
    <dc:date>2020-07-31T10:42:21.60</dc:date>
    <meta:print-date>2017-03-09T15:52:44Z</meta:print-date>
    <meta:editing-cycles>251</meta:editing-cycles>
    <meta:editing-duration>PT10H28M15S</meta:editing-duration>
    <meta:document-statistic meta:table-count="6" meta:cell-count="308" meta:object-count="0"/>
  </office:meta>
</office:document-meta>
</file>